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3026" officeooo:paragraph-rsid="00143026" style:font-size-asian="12pt" style:font-size-complex="12pt"/>
    </style:style>
    <style:style style:name="P2" style:family="paragraph" style:parent-style-name="Standard">
      <style:text-properties fo:font-size="12pt" officeooo:rsid="00152404" officeooo:paragraph-rsid="00152404" style:font-size-asian="12pt" style:font-size-complex="12pt"/>
    </style:style>
    <style:style style:name="P3" style:family="paragraph" style:parent-style-name="Standard" style:list-style-name="L1">
      <style:text-properties fo:font-size="12pt" officeooo:rsid="00152404" officeooo:paragraph-rsid="00152404" style:font-size-asian="12pt" style:font-size-complex="12pt"/>
    </style:style>
    <style:style style:name="P4" style:family="paragraph" style:parent-style-name="Standard" style:list-style-name="L2">
      <style:text-properties fo:font-size="12pt" officeooo:rsid="00152404" officeooo:paragraph-rsid="00152404" style:font-size-asian="12pt" style:font-size-complex="12pt"/>
    </style:style>
    <style:style style:name="P5" style:family="paragraph" style:parent-style-name="Standard">
      <style:text-properties fo:font-size="12pt" officeooo:rsid="001864a3" officeooo:paragraph-rsid="001864a3" style:font-size-asian="12pt" style:font-size-complex="12pt"/>
    </style:style>
    <style:style style:name="P6" style:family="paragraph" style:parent-style-name="Standard" style:list-style-name="L3">
      <style:text-properties fo:font-size="12pt" officeooo:rsid="001864a3" officeooo:paragraph-rsid="001864a3" style:font-size-asian="12pt" style:font-size-complex="12pt"/>
    </style:style>
    <style:style style:name="P7" style:family="paragraph" style:parent-style-name="Standard">
      <style:text-properties fo:font-size="12pt" officeooo:rsid="0019f548" officeooo:paragraph-rsid="0019f548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4 CSS</text:p>
      <text:p text:style-name="P1"/>
      <text:p text:style-name="P1">4.1 ¿Qué es css?</text:p>
      <text:p text:style-name="P1"/>
      <text:p text:style-name="P1">Cascade Style Sheet: Intentan separar en un documento el estilo lógico del estilo físico.</text:p>
      <text:p text:style-name="P1"/>
      <text:p text:style-name="P2">El estilo lógico contiene elementos comopor ejemplo:</text:p>
      <text:p text:style-name="P2"/>
      <text:list xml:id="list3246389006" text:style-name="L1">
        <text:list-item>
          <text:p text:style-name="P3">cabeceras</text:p>
        </text:list-item>
        <text:list-item>
          <text:p text:style-name="P3">parrafos</text:p>
        </text:list-item>
        <text:list-item>
          <text:p text:style-name="P3">enlaces</text:p>
        </text:list-item>
        <text:list-item>
          <text:p text:style-name="P3">imagenes</text:p>
        </text:list-item>
      </text:list>
      <text:p text:style-name="P2">el estilo físico tendría:</text:p>
      <text:p text:style-name="P2"/>
      <text:list xml:id="list1050044213" text:style-name="L2">
        <text:list-item>
          <text:p text:style-name="P4">Tipos de letra</text:p>
        </text:list-item>
        <text:list-item>
          <text:p text:style-name="P4">colores de fondo y de letra</text:p>
        </text:list-item>
        <text:list-item>
          <text:p text:style-name="P4">Anchos, altos</text:p>
        </text:list-item>
        <text:list-item>
          <text:p text:style-name="P4">Margenes</text:p>
        </text:list-item>
      </text:list>
      <text:p text:style-name="P2"/>
      <text:p text:style-name="P5">4.2</text:p>
      <text:p text:style-name="P5"/>
      <text:p text:style-name="P5">Las reglas css establecen las propiedades <text:s/>se aplican alos elementos</text:p>
      <text:p text:style-name="P5"/>
      <text:p text:style-name="P5">selector</text:p>
      <text:p text:style-name="P5"/>
      <text:p text:style-name="P5">{</text:p>
      <text:p text:style-name="P5"><text:s/>p1, p2, p3</text:p>
      <text:p text:style-name="P5"/>
      <text:p text:style-name="P5">}</text:p>
      <text:p text:style-name="P5"/>
      <text:p text:style-name="P5">Dónde:</text:p>
      <text:p text:style-name="P5"/>
      <text:list xml:id="list4217680135" text:style-name="L3">
        <text:list-item>
          <text:p text:style-name="P6">selector: etiqueta html a la que se le aplica el estilo</text:p>
        </text:list-item>
        <text:list-item>
          <text:p text:style-name="P6">propiedad: propiedad concreta del elemento que se quiere modificar</text:p>
        </text:list-item>
        <text:list-item>
          <text:p text:style-name="P6">valor: valor que toma la propiedad.</text:p>
        </text:list-item>
      </text:list>
      <text:p text:style-name="P5"/>
      <text:p text:style-name="P7">4.2.1 Ubicación de las reglas</text:p>
      <text:p text:style-name="P7"/>
      <text:p text:style-name="P7">Existen <text:s/>tres posibilidades</text:p>
      <text:p text:style-name="P7"/>
      <text:p text:style-name="P7"><text:tab/>1. Aplicación directa en etiqueta mediante <text:s/>el atributo st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10:19.769268618</meta:creation-date>
    <meta:generator>LibreOffice/5.4.0.3$Linux_X86_64 LibreOffice_project/40m0$Build-3</meta:generator>
    <dc:date>2018-02-27T12:44:56.914687804</dc:date>
    <meta:editing-duration>PT11M32S</meta:editing-duration>
    <meta:editing-cycles>2</meta:editing-cycles>
    <meta:document-statistic meta:table-count="0" meta:image-count="0" meta:object-count="0" meta:page-count="1" meta:paragraph-count="26" meta:word-count="120" meta:character-count="669" meta:non-whitespace-character-count="581"/>
  </office:meta>
</office:document-meta>
</file>